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a296" officeooo:paragraph-rsid="0000a296"/>
    </style:style>
    <style:style style:name="P2" style:family="paragraph" style:parent-style-name="Standard">
      <style:paragraph-properties fo:text-align="center" style:justify-single-word="false"/>
      <style:text-properties officeooo:rsid="0000a296" officeooo:paragraph-rsid="0000a296"/>
    </style:style>
    <style:style style:name="P3" style:family="paragraph" style:parent-style-name="Standard">
      <style:paragraph-properties fo:text-align="start" style:justify-single-word="false"/>
      <style:text-properties officeooo:rsid="0000a296" officeooo:paragraph-rsid="0000a296"/>
    </style:style>
    <style:style style:name="P4" style:family="paragraph" style:parent-style-name="Standard">
      <style:paragraph-properties fo:text-align="start" style:justify-single-word="false"/>
      <style:text-properties officeooo:rsid="0000a296" officeooo:paragraph-rsid="00029346"/>
    </style:style>
    <style:style style:name="P5" style:family="paragraph" style:parent-style-name="Standard">
      <style:paragraph-properties fo:text-align="start" style:justify-single-word="false"/>
      <style:text-properties officeooo:rsid="00029346" officeooo:paragraph-rsid="00029346"/>
    </style:style>
    <style:style style:name="P6" style:family="paragraph" style:parent-style-name="Standard">
      <style:paragraph-properties fo:text-align="start" style:justify-single-word="false"/>
      <style:text-properties officeooo:rsid="0000a296" officeooo:paragraph-rsid="0000a296" fo:background-color="#dddddd"/>
    </style:style>
    <style:style style:name="P7" style:family="paragraph" style:parent-style-name="Standard">
      <style:paragraph-properties fo:text-align="start" style:justify-single-word="false"/>
      <style:text-properties fo:color="#006699" officeooo:rsid="00029346" officeooo:paragraph-rsid="00029346"/>
    </style:style>
    <style:style style:name="P8" style:family="paragraph" style:parent-style-name="Standard">
      <style:paragraph-properties fo:text-align="center" style:justify-single-word="false"/>
      <style:text-properties fo:color="#006699" officeooo:rsid="00029346" officeooo:paragraph-rsid="00029346" fo:background-color="#b2b2b2"/>
    </style:style>
    <style:style style:name="P9" style:family="paragraph" style:parent-style-name="Standard">
      <style:paragraph-properties fo:text-align="center" style:justify-single-word="false"/>
      <style:text-properties fo:color="#006699" officeooo:rsid="0003dd55" officeooo:paragraph-rsid="0003dd55" fo:background-color="#b2b2b2"/>
    </style:style>
    <style:style style:name="P10" style:family="paragraph" style:parent-style-name="Standard">
      <style:paragraph-properties fo:text-align="start" style:justify-single-word="false"/>
      <style:text-properties fo:color="#006699" officeooo:rsid="00029346" officeooo:paragraph-rsid="00029346" fo:background-color="#9999ff"/>
    </style:style>
    <style:style style:name="P11" style:family="paragraph" style:parent-style-name="Standard">
      <style:paragraph-properties fo:text-align="start" style:justify-single-word="false"/>
      <style:text-properties fo:color="#006699" officeooo:rsid="0003dd55" officeooo:paragraph-rsid="0003dd55"/>
    </style:style>
    <style:style style:name="P12" style:family="paragraph" style:parent-style-name="Standard">
      <style:paragraph-properties fo:text-align="start" style:justify-single-word="false"/>
      <style:text-properties fo:color="#006699" officeooo:rsid="0003bb41" officeooo:paragraph-rsid="0003bb41"/>
    </style:style>
    <style:style style:name="P13" style:family="paragraph" style:parent-style-name="Standard">
      <style:paragraph-properties fo:text-align="start" style:justify-single-word="false"/>
      <style:text-properties fo:color="#006699" officeooo:rsid="0005e28f" officeooo:paragraph-rsid="0005e28f"/>
    </style:style>
    <style:style style:name="P14" style:family="paragraph" style:parent-style-name="Standard">
      <style:paragraph-properties fo:text-align="center" style:justify-single-word="false"/>
      <style:text-properties officeooo:rsid="0003dd55" officeooo:paragraph-rsid="0003dd55"/>
    </style:style>
    <style:style style:name="T1" style:family="text">
      <style:text-properties fo:color="#006699" fo:background-color="#b2b2b2" loext:char-shading-value="0"/>
    </style:style>
    <style:style style:name="T2" style:family="text">
      <style:text-properties officeooo:rsid="0005e28f"/>
    </style:style>
    <style:style style:name="T3" style:family="text">
      <style:text-properties officeooo:rsid="000611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arative Genomics Practical 07</text:p>
      <text:p text:style-name="P2">Function Prediction</text:p>
      <text:p text:style-name="P2">Group 06 <text:s text:c="10"/>Xueqing Wang Tianlin He</text:p>
      <text:p text:style-name="P3">Domain annotation</text:p>
      <text:p text:style-name="P3">Find the Pfam domain organization for the first 100 proteins encoded in your genomes. </text:p>
      <text:p text:style-name="P3">1. The way to do this is to use the hmmscan program. </text:p>
      <text:p text:style-name="P3">2. Easiest is to run it as </text:p>
      <text:p text:style-name="P6"># Normally you would download library from Pfam</text:p>
      <text:p text:style-name="P6">wget ftp://ftp.ebi.ac.uk/pub/databases/Pfam/current_release/Pfam-A.hmm.gz</text:p>
      <text:p text:style-name="P6"># Each Pfam file is described by release notes</text:p>
      <text:p text:style-name="P6"># ftp://ftp.ebi.ac.uk/pub/databases/Pfam/current_release/relnotes.txt</text:p>
      <text:p text:style-name="P6"># Than you decompress is and prepare it for hmmscan tool</text:p>
      <text:p text:style-name="P6">gzip -d Pfam-A.hmm.gz</text:p>
      <text:p text:style-name="P6">hmmpress Pfam-A.hmm</text:p>
      <text:p text:style-name="P6"># We have done that for you already, and the Pfam/ files are provided in</text:p>
      <text:p text:style-name="P6">course directory</text:p>
      <text:p text:style-name="P6"># Run the hmmscan</text:p>
      <text:p text:style-name="P6">hmmscan --cut_ga --acc &lt;hmm database file&gt; &lt;query protein file&gt;</text:p>
      <text:p text:style-name="P6"># Where hmm database file is Pfam-A.hmm and query protein file is your</text:p>
      <text:p text:style-name="P6">proteome in multi-fasta format</text:p>
      <text:p text:style-name="P3">a. What do the options mean? </text:p>
      <text:p text:style-name="P7">In the terminal, run</text:p>
      <text:p text:style-name="P8">hmmscan -cut_ga -acc -o out.03hmm.txt Pfam-A.hmm protein100.03.fa</text:p>
      <text:p text:style-name="P10"/>
      <text:p text:style-name="P7">--cut_ga : use profile's GA gathering cutoffs to set all thresholding</text:p>
      <text:p text:style-name="P7">--acc: prefer accessions over names in output</text:p>
      <text:p text:style-name="P7">-o out.03.gmm.txt: direct the output of this comment to a file named “out.03hmm.txt”</text:p>
      <text:p text:style-name="P5"/>
      <text:p text:style-name="P3">b. As database file, use​ <text:s/>Pfam/Pfam-A.hmm. ​ This may take a while. </text:p>
      <text:p text:style-name="P3">c. To parse the results, you can use the command </text:p>
      <text:p text:style-name="P3">cat hmmscan-output.txt | perl hmmscan_parser.pl</text:p>
      <text:p text:style-name="P7">we use the command</text:p>
      <text:p text:style-name="P8"><text:s/>hmmscan out.03hmm.txt | perl hmmscan_parser.pl &gt;function.03hmm.txt</text:p>
      <text:p text:style-name="P7">so that the output from hmmscan_parser.pl can be directed to a file named “function.03.hmm.txt”, instead of showing on screen.</text:p>
      <text:p text:style-name="P4"/>
      <text:p text:style-name="P3">3. What kind of output does this give?</text:p>
      <text:p text:style-name="P7">A typical line in the output file “<text:span text:style-name="T2">function.03.hmm.txt” </text:span>can be </text:p>
      <text:p text:style-name="P12">./03.fa.txt_orf00008<text:tab/>PF00180.19 <text:s/>Isocitrate/isopropylmalate dehydrogenase<text:tab/>1.4e-114<text:tab/>1<text:tab/>346<text:tab/>4<text:tab/>344</text:p>
      <text:p text:style-name="P13">which displays the name of the protein we search, <text:span text:style-name="T3">the family it belongs to, and its protein ID and E-value etc. These results are generated by matching the sequence of query protein </text:span>with known sequences/families in Pfam database, <text:span text:style-name="T3">using a hidden Markov Model.</text:span></text:p>
      <text:p text:style-name="P3">4. Using the ​ pfam2go​ <text:s/>map (http://geneontology.org/external2go/pfam2go), assign gene </text:p>
      <text:p text:style-name="P3">ontology terms to each of the genes. </text:p>
      <text:p text:style-name="P3">a. Best is if you write a script to do this. If you do not, you can use </text:p>
      <text:p text:style-name="P3">b. pfam2goTransfer.py​ <text:s/>which takes as arguments the pfam2go file and the </text:p>
      <text:p text:style-name="P3">output from​ <text:s text:c="2"/>​ hmmscan_parser​ .pl​ . If you do use this, you must answer the </text:p>
      <text:p text:style-name="P3">following questions: </text:p>
      <text:p text:style-name="P11"><text:soft-page-break/>We first downloaded pfam2go using the commend:</text:p>
      <text:p text:style-name="P14"><text:span text:style-name="T1">wget </text:span><text:a xlink:type="simple" xlink:href="http://geneontology.org/external2go/pfam2go" text:style-name="Internet_20_link" text:visited-style-name="Visited_20_Internet_20_Link">http://geneontology.org/external2go/pfam2go</text:a></text:p>
      <text:p text:style-name="P11">and then run the pfam2goTransfer.py by taking the two arguments: pfam2go file and the output “function.03hmm.txt” from the previous task.</text:p>
      <text:p text:style-name="P9">python2 pfam2goTransfer.py pfam2go function.03hmm.txt</text:p>
      <text:p text:style-name="P3">i.</text:p>
      <text:p text:style-name="P3">How many dictionaries are used in the program? What is gained by using </text:p>
      <text:p text:style-name="P3">them in the places where they are used? </text:p>
      <text:p text:style-name="P3">ii.</text:p>
      <text:p text:style-name="P3">What are the purposes of the third and fourth split commands? </text:p>
      <text:p text:style-name="P3">iii.</text:p>
      <text:p text:style-name="P3">What type of variable is arch? What is its biological meaning? </text:p>
      <text:p text:style-name="P3">5. Do the results from what you ran above differ from simple BLAST (hypothetically </text:p>
      <text:p text:style-name="P3">domain sequence vs proteome file)? How, why and to what exten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09:47:38.635867010</meta:creation-date>
    <dc:date>2017-05-23T12:17:00.980202583</dc:date>
    <meta:editing-duration>PT7M3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55" meta:word-count="441" meta:character-count="3063" meta:non-whitespace-character-count="2420"/>
  </office:meta>
</office:document-meta>
</file>